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270000001E85750BB2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frame draw:style-name="gr1" draw:text-style-name="P1" draw:layer="layout" svg:width="18.999cm" svg:height="14.858cm" svg:x="1cm" svg:y="7.42cm">
          <draw:image xlink:href="Pictures/1000000000000270000001E85750BB27.jpg" xlink:type="simple" xlink:show="embed" xlink:actuate="onLoad">
            <text:p/>
          </draw:image>
        </draw:frame>
        <draw:frame draw:style-name="gr2" draw:text-style-name="P2" draw:layer="layout" svg:width="2.487cm" svg:height="2.387cm" svg:x="4.6cm" svg:y="8.4cm">
          <draw:text-box>
            <text:p><text:span text:style-name="T1">D0</text:span></text:p>
          </draw:text-box>
        </draw:frame>
        <draw:frame draw:style-name="gr3" draw:text-style-name="P2" draw:layer="layout" svg:width="2.487cm" svg:height="1.987cm" svg:x="15.1cm" svg:y="8.213cm">
          <draw:text-box>
            <text:p><text:span text:style-name="T1">D2</text:span></text:p>
          </draw:text-box>
        </draw:frame>
        <draw:frame draw:style-name="gr3" draw:text-style-name="P2" draw:layer="layout" svg:width="2.487cm" svg:height="1.987cm" svg:x="3.113cm" svg:y="13cm">
          <draw:text-box>
            <text:p><text:span text:style-name="T1">D4</text:span></text:p>
          </draw:text-box>
        </draw:frame>
        <draw:frame draw:style-name="gr3" draw:text-style-name="P2" draw:layer="layout" svg:width="2.487cm" svg:height="1.987cm" svg:x="15.213cm" svg:y="13.013cm">
          <draw:text-box>
            <text:p><text:span text:style-name="T1">D6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UY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1-12T12:50:06</dc:date>
    <dc:creator>Mat </dc:creator>
    <meta:document-statistic meta:object-count="5"/>
    <meta:generator>LibreOffice/3.4$Unix LibreOffice_project/340m1$Build-402</meta:generator>
  </office:meta>
</office:document-meta>
</file>